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3"/>
        <table:table-column table:style-name="co2" table:number-columns-repeated="2" table:default-cell-style-name="ce2"/>
        <table:table-column table:style-name="co2" table:number-columns-repeated="3" table:default-cell-style-name="ce3"/>
        <table:table-row table:style-name="ro1">
          <table:table-cell table:style-name="ce1" office:value-type="string">
            <text:p><text:a xlink:href="javascript:__doPostBack('Resultado$ctl00$ctl02$ctl00$ctl00','')">ACTIVIDAD</text:a></text:p>
          </table:table-cell>
          <table:table-cell table:style-name="ce1" office:value-type="string">
            <text:p><text:a xlink:href="javascript:__doPostBack('Resultado$ctl00$ctl02$ctl00$ctl01','')">FECHA DE SOLICITUD</text:a></text:p>
          </table:table-cell>
          <table:table-cell table:style-name="ce1" office:value-type="string">
            <text:p><text:a xlink:href="javascript:__doPostBack('Resultado$ctl00$ctl02$ctl00$ctl02','')">SOLICITA</text:a></text:p>
          </table:table-cell>
          <table:table-cell table:style-name="ce1" office:value-type="string">
            <text:p><text:a xlink:href="javascript:__doPostBack('Resultado$ctl00$ctl02$ctl00$ctl03','')">PRIORIDAD</text:a></text:p>
          </table:table-cell>
          <table:table-cell table:style-name="ce1" office:value-type="string">
            <text:p><text:a xlink:href="javascript:__doPostBack('Resultado$ctl00$ctl02$ctl00$ctl04','')">FECHA DE VERIFICACION</text:a></text:p>
          </table:table-cell>
          <table:table-cell table:style-name="ce1" office:value-type="string">
            <text:p><text:a xlink:href="javascript:__doPostBack('Resultado$ctl00$ctl02$ctl00$ctl05','')">FECHA DE SOLICITUD DE PRUEBAS</text:a></text:p>
          </table:table-cell>
          <table:table-cell table:style-name="ce1" office:value-type="string">
            <text:p><text:a xlink:href="javascript:__doPostBack('Resultado$ctl00$ctl02$ctl00$ctl06','')">FECHA DE IMPLEMENTACION</text:a></text:p>
          </table:table-cell>
        </table:table-row>
        <table:table-row table:style-name="ro2">
          <table:table-cell office:value-type="string">
            <text:p>Crear skin para CustomerCare del Ayuntamiento</text:p>
          </table:table-cell>
          <table:table-cell office:value-type="string">
            <text:p>28/06/2011 06:36:05 p.m.</text:p>
          </table:table-cell>
          <table:table-cell office:value-type="string">
            <text:p>cruiz</text:p>
          </table:table-cell>
          <table:table-cell office:value-type="string">
            <text:p>M</text:p>
          </table:table-cell>
          <table:table-cell office:value-type="string">
            <text:p>31/08/2012 07:50:10 a.m.</text:p>
          </table:table-cell>
          <table:table-cell office:value-type="string">
            <text:p>05/09/2011 01:51:10 p.m.</text:p>
          </table:table-cell>
          <table:table-cell office:value-type="string">
            <text:p>13/09/2012 08:08:15 p.m.</text:p>
          </table:table-cell>
        </table:table-row>
        <table:table-row table:style-name="ro2">
          <table:table-cell office:value-type="string">
            <text:p>Crear cambiador de contraseñas.</text:p>
          </table:table-cell>
          <table:table-cell office:value-type="string">
            <text:p>03/10/2011 02:55:57 p.m.</text:p>
          </table:table-cell>
          <table:table-cell office:value-type="string">
            <text:p>cruiz</text:p>
          </table:table-cell>
          <table:table-cell office:value-type="string">
            <text:p>M</text:p>
          </table:table-cell>
          <table:table-cell office:value-type="string">
            <text:p>11/11/2011 10:51:47 a.m.</text:p>
          </table:table-cell>
          <table:table-cell office:value-type="string">
            <text:p>10/11/2011 06:15:21 p.m.</text:p>
          </table:table-cell>
          <table:table-cell office:value-type="string">
            <text:p>11/11/2011 12:31:17 p.m.</text:p>
          </table:table-cell>
        </table:table-row>
        <table:table-row table:style-name="ro2">
          <table:table-cell office:value-type="string">
            <text:p>Modificar el levantador de incidecnias</text:p>
          </table:table-cell>
          <table:table-cell office:value-type="string">
            <text:p>08/11/2011 11:35:22 a.m.</text:p>
          </table:table-cell>
          <table:table-cell office:value-type="string">
            <text:p>aaguirre</text:p>
          </table:table-cell>
          <table:table-cell office:value-type="string">
            <text:p>M</text:p>
          </table:table-cell>
          <table:table-cell office:value-type="string">
            <text:p>09/01/2012 08:22:23 p.m.</text:p>
          </table:table-cell>
          <table:table-cell office:value-type="string">
            <text:p>24/11/2011 08:03:22 p.m.</text:p>
          </table:table-cell>
          <table:table-cell office:value-type="string">
            <text:p>10/01/2012 11:05:07 a.m.</text:p>
          </table:table-cell>
        </table:table-row>
        <table:table-row table:style-name="ro2">
          <table:table-cell office:value-type="string">
            <text:p>Que las incidencias origen no se puedan cerrar si hay derivadas abiertas.</text:p>
          </table:table-cell>
          <table:table-cell office:value-type="string">
            <text:p>14/11/2011 10:02:58 p.m.</text:p>
          </table:table-cell>
          <table:table-cell office:value-type="string">
            <text:p>cruiz</text:p>
          </table:table-cell>
          <table:table-cell office:value-type="string">
            <text:p>M</text:p>
          </table:table-cell>
          <table:table-cell office:value-type="string">
            <text:p>04/02/2012 10:08:47 a.m.</text:p>
          </table:table-cell>
          <table:table-cell office:value-type="string">
            <text:p>03/02/2012 02:20:53 p.m.</text:p>
          </table:table-cell>
          <table:table-cell office:value-type="string">
            <text:p>08/02/2012 11:18:30 a.m.</text:p>
          </table:table-cell>
        </table:table-row>
        <table:table-row table:style-name="ro2">
          <table:table-cell office:value-type="string">
            <text:p>consulta de datos</text:p>
          </table:table-cell>
          <table:table-cell office:value-type="string">
            <text:p>24/11/2011 11:42:15 a.m.</text:p>
          </table:table-cell>
          <table:table-cell office:value-type="string">
            <text:p>falvarado</text:p>
          </table:table-cell>
          <table:table-cell office:value-type="string">
            <text:p>M</text:p>
          </table:table-cell>
          <table:table-cell office:value-type="string">
            <text:p>09/01/2012 08:16:54 p.m.</text:p>
          </table:table-cell>
          <table:table-cell office:value-type="string">
            <text:p>28/12/2011 07:38:18 p.m.</text:p>
          </table:table-cell>
          <table:table-cell office:value-type="string">
            <text:p>10/01/2012 11:02:43 a.m.</text:p>
          </table:table-cell>
        </table:table-row>
        <table:table-row table:style-name="ro2">
          <table:table-cell office:value-type="string">
            <text:p>Modulo de Usuarios</text:p>
          </table:table-cell>
          <table:table-cell office:value-type="string">
            <text:p>29/11/2011 10:43:26 a.m.</text:p>
          </table:table-cell>
          <table:table-cell office:value-type="string">
            <text:p>aaguirre</text:p>
          </table:table-cell>
          <table:table-cell office:value-type="string">
            <text:p>M</text:p>
          </table:table-cell>
          <table:table-cell office:value-type="string">
            <text:p>09/01/2012 08:12:50 p.m.</text:p>
          </table:table-cell>
          <table:table-cell office:value-type="string">
            <text:p>30/11/2011 06:49:22 p.m.</text:p>
          </table:table-cell>
          <table:table-cell office:value-type="string">
            <text:p>10/01/2012 11:00:04 a.m.</text:p>
          </table:table-cell>
        </table:table-row>
        <table:table-row table:style-name="ro2">
          <table:table-cell office:value-type="string">
            <text:p>Agregar checkboxes en el administrador de usuarios</text:p>
          </table:table-cell>
          <table:table-cell office:value-type="string">
            <text:p>01/12/2011 12:45:12 p.m.</text:p>
          </table:table-cell>
          <table:table-cell office:value-type="string">
            <text:p>cruiz</text:p>
          </table:table-cell>
          <table:table-cell office:value-type="string">
            <text:p>M</text:p>
          </table:table-cell>
          <table:table-cell office:value-type="string">
            <text:p>09/01/2012 08:12:29 p.m.</text:p>
          </table:table-cell>
          <table:table-cell office:value-type="string">
            <text:p>27/12/2011 07:19:57 p.m.</text:p>
          </table:table-cell>
          <table:table-cell office:value-type="string">
            <text:p>10/01/2012 10:56:59 a.m.</text:p>
          </table:table-cell>
        </table:table-row>
        <table:table-row table:style-name="ro2">
          <table:table-cell office:value-type="string">
            <text:p>las incidenicas del sector privado y banco de sangre no llega copia a la guardia, es importante que lleguen ya que no se puede saber si llego una incidencia ya que no llega la copia al celular de guardia.</text:p>
          </table:table-cell>
          <table:table-cell office:value-type="string">
            <text:p>09/01/2012 09:50:15 a.m.</text:p>
          </table:table-cell>
          <table:table-cell office:value-type="string">
            <text:p>cportugal</text:p>
          </table:table-cell>
          <table:table-cell office:value-type="string">
            <text:p>M</text:p>
          </table:table-cell>
          <table:table-cell office:value-type="string">
            <text:p>02/02/2012 06:23:27 p.m.</text:p>
          </table:table-cell>
          <table:table-cell office:value-type="string">
            <text:p>20/01/2012 06:47:28 p.m.</text:p>
          </table:table-cell>
          <table:table-cell office:value-type="string">
            <text:p>02/06/2012 12:51:23 p.m.</text:p>
          </table:table-cell>
        </table:table-row>
        <table:table-row table:style-name="ro2">
          <table:table-cell office:value-type="string">
            <text:p>REPORTE INCIDENCIAS</text:p>
          </table:table-cell>
          <table:table-cell office:value-type="string">
            <text:p>11/01/2012 07:13:57 p.m.</text:p>
          </table:table-cell>
          <table:table-cell office:value-type="string">
            <text:p>aaguilar</text:p>
          </table:table-cell>
          <table:table-cell office:value-type="string">
            <text:p>M</text:p>
          </table:table-cell>
          <table:table-cell office:value-type="string">
            <text:p>12/01/2012 08:07:53 p.m.</text:p>
          </table:table-cell>
          <table:table-cell office:value-type="string">
            <text:p>12/01/2012 05:56:51 p.m.</text:p>
          </table:table-cell>
          <table:table-cell office:value-type="string">
            <text:p>12/01/2012 08:08:10 p.m.</text:p>
          </table:table-cell>
        </table:table-row>
        <table:table-row table:style-name="ro2">
          <table:table-cell office:value-type="string">
            <text:p>Modificaciones al reporteador</text:p>
          </table:table-cell>
          <table:table-cell office:value-type="string">
            <text:p>17/01/2012 11:47:28 a.m.</text:p>
          </table:table-cell>
          <table:table-cell office:value-type="string">
            <text:p>aaguirre</text:p>
          </table:table-cell>
          <table:table-cell office:value-type="string">
            <text:p>M</text:p>
          </table:table-cell>
          <table:table-cell office:value-type="string">
            <text:p>25/01/2012 06:39:09 p.m.</text:p>
          </table:table-cell>
          <table:table-cell office:value-type="string">
            <text:p>24/01/2012 11:01:38 a.m.</text:p>
          </table:table-cell>
          <table:table-cell office:value-type="string">
            <text:p>26/01/2012 12:12:53 p.m.</text:p>
          </table:table-cell>
        </table:table-row>
        <table:table-row table:style-name="ro2">
          <table:table-cell office:value-type="string">
            <text:p>Modificaciones al reporteador</text:p>
          </table:table-cell>
          <table:table-cell office:value-type="string">
            <text:p>17/01/2012 11:48:44 a.m.</text:p>
          </table:table-cell>
          <table:table-cell office:value-type="string">
            <text:p>aaguirre</text:p>
          </table:table-cell>
          <table:table-cell office:value-type="string">
            <text:p>M</text:p>
          </table:table-cell>
          <table:table-cell office:value-type="string">
            <text:p>26/01/2012 06:10:31 p.m.</text:p>
          </table:table-cell>
          <table:table-cell office:value-type="string">
            <text:p>25/01/2012 07:28:38 p.m.</text:p>
          </table:table-cell>
          <table:table-cell office:value-type="string">
            <text:p>26/01/2012 06:16:03 p.m.</text:p>
          </table:table-cell>
        </table:table-row>
        <table:table-row table:style-name="ro2">
          <table:table-cell office:value-type="string">
            <text:p>Modificaciones al Reporteador</text:p>
          </table:table-cell>
          <table:table-cell office:value-type="string">
            <text:p>17/01/2012 11:49:46 a.m.</text:p>
          </table:table-cell>
          <table:table-cell office:value-type="string">
            <text:p>aaguirre</text:p>
          </table:table-cell>
          <table:table-cell office:value-type="string">
            <text:p>M</text:p>
          </table:table-cell>
          <table:table-cell office:value-type="string">
            <text:p>25/01/2012 07:07:45 p.m.</text:p>
          </table:table-cell>
          <table:table-cell office:value-type="string">
            <text:p>24/01/2012 10:58:54 a.m.</text:p>
          </table:table-cell>
          <table:table-cell office:value-type="string">
            <text:p>26/01/2012 12:11:35 p.m.</text:p>
          </table:table-cell>
        </table:table-row>
        <table:table-row table:style-name="ro2">
          <table:table-cell office:value-type="string">
            <text:p>Agregar parámetros a las consultas de la página de reportes</text:p>
          </table:table-cell>
          <table:table-cell office:value-type="string">
            <text:p>17/01/2012 11:51:28 a.m.</text:p>
          </table:table-cell>
          <table:table-cell office:value-type="string">
            <text:p>cruiz</text:p>
          </table:table-cell>
          <table:table-cell office:value-type="string">
            <text:p>M</text:p>
          </table:table-cell>
          <table:table-cell office:value-type="string">
            <text:p>02/06/2012 12:50:01 p.m.</text:p>
          </table:table-cell>
          <table:table-cell office:value-type="string">
            <text:p>24/01/2012 10:57:16 a.m.</text:p>
          </table:table-cell>
          <table:table-cell office:value-type="string">
            <text:p>05/06/2012 04:46:52 p.m.</text:p>
          </table:table-cell>
        </table:table-row>
        <table:table-row table:style-name="ro2">
          <table:table-cell office:value-type="string">
            <text:p>Favor de habilitar los filtros de usuario y estado en automático a la apertura.</text:p>
          </table:table-cell>
          <table:table-cell office:value-type="string">
            <text:p>21/01/2012 10:59:32 a.m.</text:p>
          </table:table-cell>
          <table:table-cell office:value-type="string">
            <text:p>cduenas</text:p>
          </table:table-cell>
          <table:table-cell office:value-type="string">
            <text:p>M</text:p>
          </table:table-cell>
          <table:table-cell office:value-type="string">
            <text:p>25/01/2012 06:05:50 p.m.</text:p>
          </table:table-cell>
          <table:table-cell office:value-type="string">
            <text:p>25/01/2012 05:54:56 p.m.</text:p>
          </table:table-cell>
          <table:table-cell office:value-type="string">
            <text:p>25/01/2012 06:14:31 p.m.</text:p>
          </table:table-cell>
        </table:table-row>
        <table:table-row table:style-name="ro2">
          <table:table-cell office:value-type="string">
            <text:p>Aplicar filtros por default</text:p>
          </table:table-cell>
          <table:table-cell office:value-type="string">
            <text:p>23/01/2012 02:41:28 p.m.</text:p>
          </table:table-cell>
          <table:table-cell office:value-type="string">
            <text:p>jdominguez</text:p>
          </table:table-cell>
          <table:table-cell office:value-type="string">
            <text:p>M</text:p>
          </table:table-cell>
          <table:table-cell office:value-type="string">
            <text:p>25/01/2012 06:32:28 p.m.</text:p>
          </table:table-cell>
          <table:table-cell office:value-type="string">
            <text:p>25/01/2012 05:54:32 p.m.</text:p>
          </table:table-cell>
          <table:table-cell office:value-type="string">
            <text:p>25/01/2012 07:10:57 p.m.</text:p>
          </table:table-cell>
        </table:table-row>
        <table:table-row table:style-name="ro2">
          <table:table-cell office:value-type="string">
            <text:p>Cambio a programadas por cambio de versión</text:p>
          </table:table-cell>
          <table:table-cell office:value-type="string">
            <text:p>26/01/2012 02:03:15 p.m.</text:p>
          </table:table-cell>
          <table:table-cell office:value-type="string">
            <text:p>cruiz</text:p>
          </table:table-cell>
          <table:table-cell office:value-type="string">
            <text:p>M</text:p>
          </table:table-cell>
          <table:table-cell office:value-type="string">
            <text:p>30/01/2012 11:09:43 a.m.</text:p>
          </table:table-cell>
          <table:table-cell office:value-type="string">
            <text:p>26/01/2012 07:08:46 p.m.</text:p>
          </table:table-cell>
          <table:table-cell office:value-type="string">
            <text:p>30/01/2012 12:37:34 p.m.</text:p>
          </table:table-cell>
        </table:table-row>
        <table:table-row table:style-name="ro2">
          <table:table-cell office:value-type="string">
            <text:p>Agregar el envío de sms al servicio de programadas.</text:p>
          </table:table-cell>
          <table:table-cell office:value-type="string">
            <text:p>26/01/2012 02:04:08 p.m.</text:p>
          </table:table-cell>
          <table:table-cell office:value-type="string">
            <text:p>cruiz</text:p>
          </table:table-cell>
          <table:table-cell office:value-type="string">
            <text:p>M</text:p>
          </table:table-cell>
          <table:table-cell office:value-type="string">
            <text:p>02/06/2012 01:08:06 p.m.</text:p>
          </table:table-cell>
          <table:table-cell office:value-type="string">
            <text:p>26/01/2012 07:09:30 p.m.</text:p>
          </table:table-cell>
          <table:table-cell office:value-type="string">
            <text:p>05/06/2012 04:42:55 p.m.</text:p>
          </table:table-cell>
        </table:table-row>
        <table:table-row table:style-name="ro2">
          <table:table-cell office:value-type="string">
            <text:p>Que no se pueda cerrar una incidencia si tiene formatos abiertos</text:p>
          </table:table-cell>
          <table:table-cell office:value-type="string">
            <text:p>03/02/2012 02:22:34 p.m.</text:p>
          </table:table-cell>
          <table:table-cell office:value-type="string">
            <text:p>cruiz</text:p>
          </table:table-cell>
          <table:table-cell office:value-type="string">
            <text:p>M</text:p>
          </table:table-cell>
          <table:table-cell office:value-type="string">
            <text:p>04/02/2012 10:10:48 a.m.</text:p>
          </table:table-cell>
          <table:table-cell office:value-type="string">
            <text:p>03/02/2012 02:23:05 p.m.</text:p>
          </table:table-cell>
          <table:table-cell office:value-type="string">
            <text:p>06/02/2012 02:17:33 p.m.</text:p>
          </table:table-cell>
        </table:table-row>
        <table:table-row table:style-name="ro2">
          <table:table-cell office:value-type="string">
            <text:p>SE SOLICITA ALTA DE NOMBRE</text:p>
          </table:table-cell>
          <table:table-cell office:value-type="string">
            <text:p>23/03/2012 05:39:04 p.m.</text:p>
          </table:table-cell>
          <table:table-cell office:value-type="string">
            <text:p>mhernandez</text:p>
          </table:table-cell>
          <table:table-cell office:value-type="string">
            <text:p>M</text:p>
          </table:table-cell>
          <table:table-cell office:value-type="string">
            <text:p>30/04/2012 04:03:01 p.m.</text:p>
          </table:table-cell>
          <table:table-cell office:value-type="string">
            <text:p>27/04/2012 07:09:40 p.m.</text:p>
          </table:table-cell>
          <table:table-cell office:value-type="string">
            <text:p>02/05/2012 11:17:38 a.m.</text:p>
          </table:table-cell>
        </table:table-row>
        <table:table-row table:style-name="ro2">
          <table:table-cell office:value-type="string">
            <text:p>SOLICITO ALTA DE NOMBRE</text:p>
          </table:table-cell>
          <table:table-cell office:value-type="string">
            <text:p>24/03/2012 12:09:41 p.m.</text:p>
          </table:table-cell>
          <table:table-cell office:value-type="string">
            <text:p>mhernandez</text:p>
          </table:table-cell>
          <table:table-cell office:value-type="string">
            <text:p>M</text:p>
          </table:table-cell>
          <table:table-cell office:value-type="string">
            <text:p>30/04/2012 04:02:21 p.m.</text:p>
          </table:table-cell>
          <table:table-cell office:value-type="string">
            <text:p>27/04/2012 07:09:28 p.m.</text:p>
          </table:table-cell>
          <table:table-cell office:value-type="string">
            <text:p>02/05/2012 11:17:30 a.m.</text:p>
          </table:table-cell>
        </table:table-row>
        <table:table-row table:style-name="ro2">
          <table:table-cell office:value-type="string">
            <text:p>No guarda la información</text:p>
          </table:table-cell>
          <table:table-cell office:value-type="string">
            <text:p>10/04/2012 05:07:29 p.m.</text:p>
          </table:table-cell>
          <table:table-cell office:value-type="string">
            <text:p>aaguirre</text:p>
          </table:table-cell>
          <table:table-cell office:value-type="string">
            <text:p>M</text:p>
          </table:table-cell>
          <table:table-cell office:value-type="string">
            <text:p>08/05/2012 10:40:15 a.m.</text:p>
          </table:table-cell>
          <table:table-cell office:value-type="string">
            <text:p>26/04/2012 02:01:54 p.m.</text:p>
          </table:table-cell>
          <table:table-cell office:value-type="string">
            <text:p>01/06/2012 11:26:44 a.m.</text:p>
          </table:table-cell>
        </table:table-row>
        <table:table-row table:style-name="ro2">
          <table:table-cell office:value-type="string">
            <text:p>Creacion de reporte</text:p>
          </table:table-cell>
          <table:table-cell office:value-type="string">
            <text:p>18/05/2012 12:59:13 p.m.</text:p>
          </table:table-cell>
          <table:table-cell office:value-type="string">
            <text:p>jdominguez</text:p>
          </table:table-cell>
          <table:table-cell office:value-type="string">
            <text:p>M</text:p>
          </table:table-cell>
          <table:table-cell office:value-type="string">
            <text:p>19/05/2012 10:51:25 a.m.</text:p>
          </table:table-cell>
          <table:table-cell office:value-type="string">
            <text:p>18/05/2012 05:29:46 p.m.</text:p>
          </table:table-cell>
          <table:table-cell office:value-type="string">
            <text:p>23/05/2012 01:51:51 p.m.</text:p>
          </table:table-cell>
        </table:table-row>
        <table:table-row table:style-name="ro2">
          <table:table-cell office:value-type="string">
            <text:p>ADJUNTOS A TICKETS QUE NO SE PUEDEN ABRIR.</text:p>
          </table:table-cell>
          <table:table-cell office:value-type="string">
            <text:p>07/06/2012 09:59:24 a.m.</text:p>
          </table:table-cell>
          <table:table-cell office:value-type="string">
            <text:p>aaldana</text:p>
          </table:table-cell>
          <table:table-cell office:value-type="string">
            <text:p>M</text:p>
          </table:table-cell>
          <table:table-cell office:value-type="string">
            <text:p>20/11/2012 09:50:19 a.m.</text:p>
          </table:table-cell>
          <table:table-cell office:value-type="string">
            <text:p>16/11/2012 06:50:06 p.m.</text:p>
          </table:table-cell>
          <table:table-cell office:value-type="string">
            <text:p>23/11/2012 08:26:09 a.m.</text:p>
          </table:table-cell>
        </table:table-row>
        <table:table-row table:style-name="ro2">
          <table:table-cell office:value-type="string">
            <text:p>Orden de fechas</text:p>
          </table:table-cell>
          <table:table-cell office:value-type="string">
            <text:p>15/06/2012 11:23:10 a.m.</text:p>
          </table:table-cell>
          <table:table-cell office:value-type="string">
            <text:p>jdominguez</text:p>
          </table:table-cell>
          <table:table-cell office:value-type="string">
            <text:p>M</text:p>
          </table:table-cell>
          <table:table-cell office:value-type="string">
            <text:p>30/06/2012 01:29:31 p.m.</text:p>
          </table:table-cell>
          <table:table-cell office:value-type="string">
            <text:p>23/06/2012 05:30:59 p.m.</text:p>
          </table:table-cell>
          <table:table-cell office:value-type="string">
            <text:p>04/07/2012 12:23:46 p.m.</text:p>
          </table:table-cell>
        </table:table-row>
        <table:table-row table:style-name="ro2">
          <table:table-cell office:value-type="string">
            <text:p>ALTA DE NOMBRE EN HOJA DE ENTREGA DE EQUIPO</text:p>
          </table:table-cell>
          <table:table-cell office:value-type="string">
            <text:p>18/06/2012 10:50:40 a.m.</text:p>
          </table:table-cell>
          <table:table-cell office:value-type="string">
            <text:p>mhernandez</text:p>
          </table:table-cell>
          <table:table-cell office:value-type="string">
            <text:p>M</text:p>
          </table:table-cell>
          <table:table-cell office:value-type="string">
            <text:p>20/09/2012 01:26:45 p.m.</text:p>
          </table:table-cell>
          <table:table-cell office:value-type="string">
            <text:p>19/09/2012 05:42:00 p.m.</text:p>
          </table:table-cell>
          <table:table-cell office:value-type="string">
            <text:p>21/09/2012 12:12:39 p.m.</text:p>
          </table:table-cell>
        </table:table-row>
        <table:table-row table:style-name="ro2">
          <table:table-cell office:value-type="string">
            <text:p>Aplicar filtros a los combos</text:p>
          </table:table-cell>
          <table:table-cell office:value-type="string">
            <text:p>21/08/2012 01:21:39 p.m.</text:p>
          </table:table-cell>
          <table:table-cell office:value-type="string">
            <text:p>jdominguez</text:p>
          </table:table-cell>
          <table:table-cell office:value-type="string">
            <text:p>M</text:p>
          </table:table-cell>
          <table:table-cell office:value-type="string">
            <text:p>22/08/2012 05:16:57 p.m.</text:p>
          </table:table-cell>
          <table:table-cell office:value-type="string">
            <text:p>22/08/2012 11:35:42 a.m.</text:p>
          </table:table-cell>
          <table:table-cell office:value-type="string">
            <text:p>25/08/2012 12:06:56 p.m.</text:p>
          </table:table-cell>
        </table:table-row>
        <table:table-row table:style-name="ro2">
          <table:table-cell office:value-type="string">
            <text:p>Modificaciones al reporteador</text:p>
          </table:table-cell>
          <table:table-cell office:value-type="string">
            <text:p>27/09/2012 10:30:01 a.m.</text:p>
          </table:table-cell>
          <table:table-cell office:value-type="string">
            <text:p>cruiz</text:p>
          </table:table-cell>
          <table:table-cell office:value-type="string">
            <text:p>M</text:p>
          </table:table-cell>
          <table:table-cell office:value-type="string">
            <text:p>23/11/2012 03:37:38 p.m.</text:p>
          </table:table-cell>
          <table:table-cell office:value-type="string">
            <text:p>22/11/2012 03:38:58 p.m.</text:p>
          </table:table-cell>
          <table:table-cell office:value-type="string">
            <text:p>30/11/2012 11:47:11 a.m.</text:p>
          </table:table-cell>
        </table:table-row>
        <table:table-row table:style-name="ro3">
          <table:table-cell office:value-type="string">
            <text:p>Prueba Incidencia Movil</text:p>
          </table:table-cell>
          <table:table-cell office:value-type="string">
            <text:p>14/11/2012 04:31:21 p.m.</text:p>
          </table:table-cell>
          <table:table-cell office:value-type="string">
            <text:p>vruiz</text:p>
          </table:table-cell>
          <table:table-cell office:value-type="string">
            <text:p>M</text:p>
          </table:table-cell>
          <table:table-cell office:value-type="string">
            <text:p>19/12/2012 01:25:31 p.m.</text:p>
          </table:table-cell>
          <table:table-cell office:value-type="string">
            <text:p>17/12/2012 12:33:24 p.m.</text:p>
          </table:table-cell>
          <table:table-cell office:value-type="string">
            <text:p>20/12/2012 03:06:45 p.m.</text:p>
          </table:table-cell>
        </table:table-row>
      </table:table>
      <table:named-expressions>
        <table:named-range table:name="HTML_1" table:base-cell-address="$Hoja1.$A$1" table:cell-range-address=".$A$1:.$G$29"/>
        <table:named-range table:name="HTML_all" table:base-cell-address="$Hoja1.$A$1" table:cell-range-address=".$A$1:.$G$29"/>
        <table:named-range table:name="HTML_tables" table:base-cell-address="$Hoja1.$A$1" table:cell-range-address=".$A$1:.$A$1"/>
        <table:named-range table:name="HTML__Resultado_ctl00" table:base-cell-address="$Hoja1.$A$1" table:cell-range-address=".$A$1:.$G$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16T17:24:03</dc:date>
    <dc:creator>Cristos Ruiz</dc:creator>
    <meta:document-statistic meta:table-count="1" meta:cell-count="203" meta:object-count="0"/>
    <meta:generator>LibreOffice/3.5$Linux_X86_64 LibreOffice_project/350m1$Build-2</meta:generator>
  </office:meta>
</office:document-meta>
</file>